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3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632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99cm" fo:break-before="auto" style:use-optimal-row-height="fals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9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7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7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7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7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9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7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7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7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/>
          <table:table-cell office:value-type="string">
            <text:p>Ganis, M.; Maximilien, E. M. &amp; Rivera, T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Gelbwaks, M.a &amp; Odenwelder Jr., J.D.b c</text:p>
          </table:table-cell>
          <table:table-cell table:style-name="ce7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7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7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9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7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7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8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7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9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0" office:value-type="string">
            <text:p>Large scale def.: [Fowler, 2002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9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7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7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7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7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7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7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7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7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7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7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7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7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7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7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7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6" office:value-type="string">
            <text:p>Definition on large scal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7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7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7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7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7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7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7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7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7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7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6" office:value-type="string">
            <text:p>Agile adoption research in general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7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7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7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7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7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7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7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7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7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7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7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Schrödl, H. &amp; Wind, S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9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7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7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7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7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7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7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7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9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7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7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7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7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7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7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7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7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7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7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7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7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7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7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7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9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9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4">
          <table:table-cell table:number-columns-repeated="1024"/>
        </table:table-row>
        <table:table-row table:style-name="ro15">
          <table:table-cell/>
          <table:table-cell table:style-name="ce6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4" table:number-rows-repeated="104839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7.11.2013</text:date>, <text:time>12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11-07T12:44:25.38</dc:date>
    <meta:editing-duration>P10DT17H56M32S</meta:editing-duration>
    <meta:editing-cycles>977</meta:editing-cycles>
    <meta:printed-by>Kim Dikert</meta:printed-by>
    <meta:print-date>2013-05-15T00:23:21</meta:print-date>
    <meta:document-statistic meta:table-count="2" meta:cell-count="2442" meta:object-count="0"/>
  </office:meta>
</office:document-meta>
</file>